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79cm" fo:margin-left="-0.183cm" table:align="left"/>
    </style:style>
    <style:style style:name="Tableau1.A" style:family="table-column">
      <style:table-column-properties style:column-width="3.034cm"/>
    </style:style>
    <style:style style:name="Tableau1.B" style:family="table-column">
      <style:table-column-properties style:column-width="7.567cm"/>
    </style:style>
    <style:style style:name="Tableau1.C" style:family="table-column">
      <style:table-column-properties style:column-width="8.378cm"/>
    </style:style>
    <style:style style:name="Tableau1.A1" style:family="table-cell">
      <style:table-cell-properties fo:padding="0.097cm" fo:border-left="0.5pt solid #000000" fo:border-right="none" fo:border-top="0.5pt solid #000000" fo:border-bottom="none"/>
    </style:style>
    <style:style style:name="Tableau1.C1" style:family="table-cell">
      <style:table-cell-properties fo:padding="0.097cm" fo:border-left="0.5pt solid #000000" fo:border-right="0.5pt solid #000000" fo:border-top="0.5pt solid #000000" fo:border-bottom="none"/>
    </style:style>
    <style:style style:name="Tableau1.2" style:family="table-row">
      <style:table-row-properties style:min-row-height="1.704cm"/>
    </style:style>
    <style:style style:name="Tableau1.A2" style:family="table-cell">
      <style:table-cell-properties fo:padding="0.097cm" fo:border-left="0.5pt solid #000000" fo:border-right="none" fo:border-top="none" fo:border-bottom="none"/>
    </style:style>
    <style:style style:name="Tableau1.C2" style:family="table-cell">
      <style:table-cell-properties fo:padding="0.097cm" fo:border-left="0.5pt solid #000000" fo:border-right="0.5pt solid #000000" fo:border-top="none" fo:border-bottom="none"/>
    </style:style>
    <style:style style:name="Tableau1.7" style:family="table-row">
      <style:table-row-properties style:min-row-height="1.799cm"/>
    </style:style>
    <style:style style:name="Tableau1.A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0.5pt solid #000000" fo:border-top="none" fo:border-bottom="0.5pt solid #000000"/>
    </style:style>
    <style:style style:name="Tableau2" style:family="table">
      <style:table-properties style:width="18.891cm" fo:margin-left="0cm" table:align="left"/>
    </style:style>
    <style:style style:name="Tableau2.A" style:family="table-column">
      <style:table-column-properties style:column-width="4.004cm"/>
    </style:style>
    <style:style style:name="Tableau2.B" style:family="table-column">
      <style:table-column-properties style:column-width="6.191cm"/>
    </style:style>
    <style:style style:name="Tableau2.C" style:family="table-column">
      <style:table-column-properties style:column-width="8.696cm"/>
    </style:style>
    <style:style style:name="Tableau2.A1" style:family="table-cell">
      <style:table-cell-properties fo:padding="0.097cm" fo:border-left="0.5pt solid #000000" fo:border-right="none" fo:border-top="0.5pt solid #000000" fo:border-bottom="none"/>
    </style:style>
    <style:style style:name="Tableau2.C1" style:family="table-cell">
      <style:table-cell-properties fo:padding="0.097cm" fo:border-left="0.5pt solid #000000" fo:border-right="0.5pt solid #000000" fo:border-top="0.5pt solid #000000" fo:border-bottom="none"/>
    </style:style>
    <style:style style:name="Tableau2.A2" style:family="table-cell">
      <style:table-cell-properties fo:padding="0.097cm" fo:border-left="0.5pt solid #000000" fo:border-right="none" fo:border-top="none" fo:border-bottom="none"/>
    </style:style>
    <style:style style:name="Tableau2.C2" style:family="table-cell">
      <style:table-cell-properties fo:padding="0.097cm" fo:border-left="0.5pt solid #000000" fo:border-right="0.5pt solid #000000" fo:border-top="none" fo:border-bottom="none"/>
    </style:style>
    <style:style style:name="Tableau2.4" style:family="table-row">
      <style:table-row-properties style:min-row-height="1.005cm"/>
    </style:style>
    <style:style style:name="Tableau2.A4" style:family="table-cell">
      <style:table-cell-properties fo:padding="0.097cm" fo:border-left="0.5pt solid #000000" fo:border-right="none" fo:border-top="none" fo:border-bottom="0.5pt solid #000000"/>
    </style:style>
    <style:style style:name="Tableau2.C4"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Arial" officeooo:rsid="001dbd00" officeooo:paragraph-rsid="001dbd00"/>
    </style:style>
    <style:style style:name="P2" style:family="paragraph" style:parent-style-name="Standard">
      <style:paragraph-properties fo:text-align="center" style:justify-single-word="false"/>
      <style:text-properties style:font-name="Arial" fo:font-size="14pt" style:text-underline-style="solid" style:text-underline-width="auto" style:text-underline-color="font-color" officeooo:rsid="001dbd00" officeooo:paragraph-rsid="001dbd00" style:font-size-asian="14pt" style:font-size-complex="14pt"/>
    </style:style>
    <style:style style:name="P3" style:family="paragraph" style:parent-style-name="Table_20_Contents">
      <style:text-properties style:font-name="Arial" fo:font-size="12pt" officeooo:rsid="0029e238" officeooo:paragraph-rsid="0029e238" style:font-size-asian="12pt" style:font-size-complex="12pt"/>
    </style:style>
    <style:style style:name="P4" style:family="paragraph" style:parent-style-name="Table_20_Contents">
      <style:text-properties style:font-name="Arial" fo:font-size="12pt" officeooo:rsid="002a84ed" officeooo:paragraph-rsid="002a84ed" style:font-size-asian="12pt" style:font-size-complex="12pt"/>
    </style:style>
    <style:style style:name="P5" style:family="paragraph" style:parent-style-name="Table_20_Contents">
      <style:text-properties style:font-name="Arial" fo:font-size="12pt" officeooo:rsid="002a84ed" officeooo:paragraph-rsid="002b86d4" style:font-size-asian="12pt" style:font-size-complex="12pt"/>
    </style:style>
    <style:style style:name="P6" style:family="paragraph" style:parent-style-name="Table_20_Contents">
      <style:text-properties style:font-name="Arial" fo:font-size="12pt" officeooo:rsid="002b97d1" officeooo:paragraph-rsid="002b97d1" style:font-size-asian="12pt" style:font-size-complex="12pt"/>
    </style:style>
    <style:style style:name="P7" style:family="paragraph" style:parent-style-name="Table_20_Contents">
      <style:text-properties style:font-name="Arial" fo:font-size="12pt" officeooo:rsid="00348399" officeooo:paragraph-rsid="00348399" style:font-size-asian="12pt" style:font-size-complex="12pt"/>
    </style:style>
    <style:style style:name="P8" style:family="paragraph" style:parent-style-name="Table_20_Contents">
      <style:text-properties style:font-name="Arial" fo:font-size="12pt" officeooo:rsid="0037e73d" officeooo:paragraph-rsid="0037e73d" style:font-size-asian="12pt" style:font-size-complex="12pt"/>
    </style:style>
    <style:style style:name="P9" style:family="paragraph" style:parent-style-name="Table_20_Contents">
      <style:text-properties style:font-name="Arial" fo:font-size="12pt" officeooo:rsid="0038f54a" officeooo:paragraph-rsid="0038f54a" style:font-size-asian="12pt" style:font-size-complex="12pt"/>
    </style:style>
    <style:style style:name="P10" style:family="paragraph" style:parent-style-name="Table_20_Contents">
      <style:text-properties style:font-name="Arial" fo:font-size="12pt" officeooo:rsid="003ac899" officeooo:paragraph-rsid="003ac899" style:font-size-asian="12pt" style:font-size-complex="12pt"/>
    </style:style>
    <style:style style:name="P11" style:family="paragraph" style:parent-style-name="Table_20_Contents">
      <style:text-properties style:font-name="Arial" fo:font-size="12pt" officeooo:rsid="004411f0" officeooo:paragraph-rsid="004411f0" style:font-size-asian="12pt" style:font-size-complex="12pt"/>
    </style:style>
    <style:style style:name="P12" style:family="paragraph" style:parent-style-name="Table_20_Contents">
      <style:text-properties style:font-name="Arial" fo:font-size="12pt" officeooo:rsid="0047b612" officeooo:paragraph-rsid="0047b612" style:font-size-asian="12pt" style:font-size-complex="12pt"/>
    </style:style>
    <style:style style:name="P13" style:family="paragraph" style:parent-style-name="Table_20_Contents">
      <style:text-properties style:font-name="Arial" fo:font-size="12pt" officeooo:rsid="004b0871" officeooo:paragraph-rsid="004b0871" style:font-size-asian="12pt" style:font-size-complex="12pt"/>
    </style:style>
    <style:style style:name="P14" style:family="paragraph" style:parent-style-name="Table_20_Contents">
      <style:text-properties style:font-name="Arial" fo:font-size="12pt" officeooo:rsid="004d4d6c" officeooo:paragraph-rsid="004d4d6c" style:font-size-asian="12pt" style:font-size-complex="12pt"/>
    </style:style>
    <style:style style:name="P15" style:family="paragraph" style:parent-style-name="Table_20_Contents">
      <style:text-properties style:font-name="Arial" fo:font-size="12pt" officeooo:rsid="00507f1e" officeooo:paragraph-rsid="00507f1e" style:font-size-asian="12pt" style:font-size-complex="12pt"/>
    </style:style>
    <style:style style:name="P16" style:family="paragraph" style:parent-style-name="Table_20_Contents">
      <style:text-properties style:font-name="Arial" fo:font-size="12pt" officeooo:rsid="00537aef" officeooo:paragraph-rsid="00537aef" style:font-size-asian="12pt" style:font-size-complex="12pt"/>
    </style:style>
    <style:style style:name="P17" style:family="paragraph" style:parent-style-name="Table_20_Contents">
      <style:text-properties style:font-name="Arial" fo:font-size="12pt" officeooo:rsid="0059f8dc" officeooo:paragraph-rsid="004411f0" style:font-size-asian="12pt" style:font-size-complex="12pt"/>
    </style:style>
    <style:style style:name="P18" style:family="paragraph" style:parent-style-name="Table_20_Contents">
      <style:text-properties style:font-name="Arial" fo:font-size="12pt" officeooo:rsid="0059f8dc" officeooo:paragraph-rsid="0059f8dc" style:font-size-asian="12pt" style:font-size-complex="12pt"/>
    </style:style>
    <style:style style:name="P19" style:family="paragraph" style:parent-style-name="Table_20_Contents">
      <style:text-properties style:font-name="Arial" fo:font-size="12pt" officeooo:rsid="005c09a1" officeooo:paragraph-rsid="005c09a1" style:font-size-asian="12pt" style:font-size-complex="12pt"/>
    </style:style>
    <style:style style:name="P20" style:family="paragraph" style:parent-style-name="Table_20_Contents">
      <style:text-properties style:font-name="Arial" fo:font-size="12pt" officeooo:rsid="005c6aea" officeooo:paragraph-rsid="005c6aea" style:font-size-asian="12pt" style:font-size-complex="12pt"/>
    </style:style>
    <style:style style:name="P21" style:family="paragraph" style:parent-style-name="Table_20_Contents">
      <style:text-properties style:font-name="Arial" fo:font-size="12pt" officeooo:rsid="005dcef8" officeooo:paragraph-rsid="005dcef8" style:font-size-asian="12pt" style:font-size-complex="12pt"/>
    </style:style>
    <style:style style:name="P22" style:family="paragraph" style:parent-style-name="Table_20_Contents">
      <style:text-properties style:font-name="Arial" fo:font-size="12pt" officeooo:rsid="00607041" officeooo:paragraph-rsid="00607041" style:font-size-asian="12pt" style:font-size-complex="12pt"/>
    </style:style>
    <style:style style:name="P23" style:family="paragraph" style:parent-style-name="Table_20_Contents">
      <style:text-properties style:font-name="Arial" fo:font-size="12pt" officeooo:rsid="0065e916" officeooo:paragraph-rsid="0065e916" style:font-size-asian="12pt" style:font-size-complex="12pt"/>
    </style:style>
    <style:style style:name="P24" style:family="paragraph" style:parent-style-name="Table_20_Contents">
      <style:text-properties style:font-name="Arial" fo:font-size="12pt" officeooo:rsid="0065e916" officeooo:paragraph-rsid="00668243" style:font-size-asian="12pt" style:font-size-complex="12pt"/>
    </style:style>
    <style:style style:name="P25" style:family="paragraph" style:parent-style-name="Table_20_Contents">
      <style:text-properties style:font-name="Arial" fo:font-size="12pt" officeooo:rsid="00668243" officeooo:paragraph-rsid="0065e916" style:font-size-asian="12pt" style:font-size-complex="12pt"/>
    </style:style>
    <style:style style:name="P26" style:family="paragraph" style:parent-style-name="Table_20_Contents">
      <style:text-properties style:font-name="Arial" fo:font-size="12pt" officeooo:rsid="00668243" officeooo:paragraph-rsid="00668243" style:font-size-asian="12pt" style:font-size-complex="12pt"/>
    </style:style>
    <style:style style:name="P27" style:family="paragraph" style:parent-style-name="Table_20_Contents">
      <style:text-properties style:font-name="Arial" fo:font-size="12pt" officeooo:rsid="006e43a7" officeooo:paragraph-rsid="006e43a7" style:font-size-asian="12pt" style:font-size-complex="12pt"/>
    </style:style>
    <style:style style:name="P28" style:family="paragraph" style:parent-style-name="Table_20_Contents">
      <style:text-properties style:font-name="Arial" fo:font-size="12pt" officeooo:rsid="006e43a7" officeooo:paragraph-rsid="0065e916" style:font-size-asian="12pt" style:font-size-complex="12pt"/>
    </style:style>
    <style:style style:name="P29" style:family="paragraph" style:parent-style-name="Table_20_Contents">
      <style:text-properties style:font-name="Arial" fo:font-size="12pt" officeooo:rsid="006e43a7" officeooo:paragraph-rsid="006e7cab" style:font-size-asian="12pt" style:font-size-complex="12pt"/>
    </style:style>
    <style:style style:name="P30" style:family="paragraph" style:parent-style-name="Table_20_Contents">
      <style:text-properties style:font-name="Arial" fo:font-size="12pt" officeooo:rsid="0070f0fa" officeooo:paragraph-rsid="0070f0fa" style:font-size-asian="12pt" style:font-size-complex="12pt"/>
    </style:style>
    <style:style style:name="P31" style:family="paragraph" style:parent-style-name="Table_20_Contents">
      <style:text-properties style:font-name="Arial" fo:font-size="12pt" officeooo:rsid="0072e4c1" officeooo:paragraph-rsid="007332d4" style:font-size-asian="12pt" style:font-size-complex="12pt"/>
    </style:style>
    <style:style style:name="P32" style:family="paragraph" style:parent-style-name="Table_20_Contents">
      <style:text-properties style:font-name="Arial" fo:font-size="12pt" officeooo:rsid="007332d4" officeooo:paragraph-rsid="007332d4" style:font-size-asian="12pt" style:font-size-complex="12pt"/>
    </style:style>
    <style:style style:name="P33" style:family="paragraph" style:parent-style-name="Table_20_Contents">
      <style:text-properties style:font-name="Arial" fo:font-size="12pt" officeooo:rsid="0073e012" officeooo:paragraph-rsid="0073e012" style:font-size-asian="12pt" style:font-size-complex="12pt"/>
    </style:style>
    <style:style style:name="P34" style:family="paragraph" style:parent-style-name="Table_20_Contents">
      <style:text-properties style:font-name="Arial" fo:font-size="12pt" officeooo:rsid="0074369c" officeooo:paragraph-rsid="0074369c" style:font-size-asian="12pt" style:font-size-complex="12pt"/>
    </style:style>
    <style:style style:name="P35" style:family="paragraph" style:parent-style-name="Table_20_Contents">
      <style:text-properties style:font-name="Arial" fo:font-size="12pt" officeooo:rsid="00762213" officeooo:paragraph-rsid="00762213" style:font-size-asian="12pt" style:font-size-complex="12pt"/>
    </style:style>
    <style:style style:name="P36" style:family="paragraph" style:parent-style-name="Table_20_Contents">
      <style:text-properties style:font-name="Arial" fo:font-size="12pt" officeooo:rsid="00767c3e" officeooo:paragraph-rsid="00767c3e" style:font-size-asian="12pt" style:font-size-complex="12pt"/>
    </style:style>
    <style:style style:name="P37" style:family="paragraph" style:parent-style-name="Table_20_Contents">
      <style:text-properties style:font-name="Arial" fo:font-size="12pt" officeooo:rsid="008079e3" officeooo:paragraph-rsid="008079e3" style:font-size-asian="12pt" style:font-size-complex="12pt"/>
    </style:style>
    <style:style style:name="P38" style:family="paragraph" style:parent-style-name="Table_20_Contents">
      <style:text-properties style:font-name="Arial" fo:font-size="12pt" officeooo:rsid="00842e53" officeooo:paragraph-rsid="00842e53" style:font-size-asian="12pt" style:font-size-complex="12pt"/>
    </style:style>
    <style:style style:name="P39" style:family="paragraph" style:parent-style-name="Table_20_Contents">
      <style:text-properties style:font-name="Arial" fo:font-size="12pt" officeooo:rsid="0086181d" officeooo:paragraph-rsid="0086181d" style:font-size-asian="12pt" style:font-size-complex="12pt"/>
    </style:style>
    <style:style style:name="P40" style:family="paragraph" style:parent-style-name="Table_20_Contents">
      <style:text-properties style:font-name="Arial" fo:font-size="12pt" officeooo:rsid="00884ab5" officeooo:paragraph-rsid="00884ab5" style:font-size-asian="12pt" style:font-size-complex="12pt"/>
    </style:style>
    <style:style style:name="P41" style:family="paragraph" style:parent-style-name="Table_20_Contents">
      <style:text-properties style:font-name="Arial" fo:font-size="12pt" officeooo:rsid="00905fd2" officeooo:paragraph-rsid="00905fd2" style:font-size-asian="12pt" style:font-size-complex="12pt"/>
    </style:style>
    <style:style style:name="P42" style:family="paragraph" style:parent-style-name="Table_20_Contents">
      <style:text-properties style:font-name="Arial" fo:font-size="12pt" officeooo:rsid="00905fd2" officeooo:paragraph-rsid="0090ee71" style:font-size-asian="12pt" style:font-size-complex="12pt"/>
    </style:style>
    <style:style style:name="P43" style:family="paragraph" style:parent-style-name="Table_20_Contents">
      <style:text-properties style:font-name="Arial" fo:font-size="12pt" officeooo:rsid="0090ee71" officeooo:paragraph-rsid="0090ee71" style:font-size-asian="12pt" style:font-size-complex="12pt"/>
    </style:style>
    <style:style style:name="P44" style:family="paragraph" style:parent-style-name="Table_20_Contents">
      <style:text-properties style:font-name="Arial" fo:font-size="12pt" officeooo:rsid="00922a39" officeooo:paragraph-rsid="00922a39" style:font-size-asian="12pt" style:font-size-complex="12pt"/>
    </style:style>
    <style:style style:name="P45" style:family="paragraph" style:parent-style-name="Table_20_Contents">
      <style:text-properties style:font-name="Arial" fo:font-size="12pt" officeooo:rsid="009254e1" officeooo:paragraph-rsid="009254e1" style:font-size-asian="12pt" style:font-size-complex="12pt"/>
    </style:style>
    <style:style style:name="P46" style:family="paragraph" style:parent-style-name="Table_20_Contents">
      <style:text-properties style:font-name="Arial" fo:font-size="12pt" officeooo:rsid="0095c398" officeooo:paragraph-rsid="0095c398" style:font-size-asian="12pt" style:font-size-complex="12pt"/>
    </style:style>
    <style:style style:name="P47" style:family="paragraph" style:parent-style-name="Table_20_Contents">
      <style:text-properties style:font-name="Arial" fo:font-size="12pt" officeooo:rsid="00963906" officeooo:paragraph-rsid="00963906" style:font-size-asian="12pt" style:font-size-complex="12pt"/>
    </style:style>
    <style:style style:name="P48" style:family="paragraph" style:parent-style-name="Table_20_Contents">
      <style:text-properties style:font-name="Arial" fo:font-size="12pt" officeooo:rsid="00980193" officeooo:paragraph-rsid="00980193" style:font-size-asian="12pt" style:font-size-complex="12pt"/>
    </style:style>
    <style:style style:name="P49" style:family="paragraph" style:parent-style-name="Table_20_Contents">
      <style:text-properties style:font-name="Arial" fo:font-size="12pt" officeooo:rsid="0099cc05" officeooo:paragraph-rsid="0099cc05" style:font-size-asian="12pt" style:font-size-complex="12pt"/>
    </style:style>
    <style:style style:name="P50" style:family="paragraph" style:parent-style-name="Standard">
      <style:text-properties fo:color="#c9211e" loext:opacity="100%" style:font-name="Arial" fo:font-weight="normal" officeooo:rsid="001dbd00" officeooo:paragraph-rsid="001dbd00" style:font-weight-asian="normal" style:font-weight-complex="normal"/>
    </style:style>
    <style:style style:name="P51" style:family="paragraph" style:parent-style-name="Standard">
      <style:text-properties fo:color="#c9211e" loext:opacity="100%" style:font-name="Arial" fo:font-size="13pt" fo:font-weight="normal" officeooo:rsid="001dbd00" officeooo:paragraph-rsid="001dbd00" style:font-size-asian="13pt" style:font-weight-asian="normal" style:font-size-complex="13pt" style:font-weight-complex="normal"/>
    </style:style>
    <style:style style:name="P52" style:family="paragraph" style:parent-style-name="Standard">
      <style:text-properties fo:color="#c9211e" loext:opacity="100%" style:font-name="Arial" fo:font-size="13pt" style:text-underline-style="solid" style:text-underline-width="auto" style:text-underline-color="font-color" fo:font-weight="normal" officeooo:rsid="001dbd00" officeooo:paragraph-rsid="001dbd00" style:font-size-asian="13pt" style:font-weight-asian="normal" style:font-size-complex="13pt" style:font-weight-complex="normal"/>
    </style:style>
    <style:style style:name="P53" style:family="paragraph" style:parent-style-name="Standard">
      <style:text-properties fo:color="#c9211e" loext:opacity="100%" style:font-name="Arial" fo:font-size="12pt" fo:font-weight="normal" officeooo:rsid="00206894" officeooo:paragraph-rsid="00206894" style:font-size-asian="12pt" style:font-weight-asian="normal" style:font-size-complex="12pt" style:font-weight-complex="normal"/>
    </style:style>
    <style:style style:name="P54" style:family="paragraph" style:parent-style-name="Standard">
      <style:text-properties fo:color="#c9211e" loext:opacity="100%" style:font-name="Arial" fo:font-size="12pt" fo:font-weight="normal" officeooo:rsid="00232a6f" officeooo:paragraph-rsid="00232a6f" style:font-size-asian="12pt" style:font-weight-asian="normal" style:font-size-complex="12pt" style:font-weight-complex="normal"/>
    </style:style>
    <style:style style:name="P55" style:family="paragraph" style:parent-style-name="Standard">
      <style:text-properties fo:color="#c9211e" loext:opacity="100%" style:font-name="Arial" fo:font-size="12pt" fo:font-weight="normal" officeooo:rsid="00232a6f" officeooo:paragraph-rsid="0028d903" style:font-size-asian="12pt" style:font-weight-asian="normal" style:font-size-complex="12pt" style:font-weight-complex="normal"/>
    </style:style>
    <style:style style:name="P56" style:family="paragraph" style:parent-style-name="Standard">
      <style:text-properties fo:color="#c9211e" loext:opacity="100%" style:font-name="Arial" fo:font-size="12pt" fo:font-weight="normal" officeooo:rsid="0028d903" officeooo:paragraph-rsid="00296292" style:font-size-asian="12pt" style:font-weight-asian="normal" style:font-size-complex="12pt" style:font-weight-complex="normal"/>
    </style:style>
    <style:style style:name="P57" style:family="paragraph" style:parent-style-name="Standard">
      <style:text-properties fo:color="#c9211e" loext:opacity="100%" style:font-name="Arial" fo:font-size="12pt" fo:font-weight="normal" officeooo:rsid="00615963" officeooo:paragraph-rsid="00615963" style:font-size-asian="12pt" style:font-weight-asian="normal" style:font-size-complex="12pt" style:font-weight-complex="normal"/>
    </style:style>
    <style:style style:name="P58" style:family="paragraph" style:parent-style-name="Standard">
      <style:text-properties fo:color="#c9211e" loext:opacity="100%" style:font-name="Arial" fo:font-size="12pt" fo:font-weight="normal" officeooo:rsid="00a22d2e" officeooo:paragraph-rsid="00a22d2e" style:font-size-asian="12pt" style:font-weight-asian="normal" style:font-size-complex="12pt" style:font-weight-complex="normal"/>
    </style:style>
    <style:style style:name="P59" style:family="paragraph" style:parent-style-name="Standard">
      <style:text-properties fo:color="#c9211e" loext:opacity="100%" style:font-name="Arial" fo:font-size="12pt" style:text-underline-style="solid" style:text-underline-width="auto" style:text-underline-color="font-color" fo:font-weight="normal" officeooo:rsid="00296292" officeooo:paragraph-rsid="00296292" style:font-size-asian="12pt" style:font-weight-asian="normal" style:font-size-complex="12pt" style:font-weight-complex="normal"/>
    </style:style>
    <style:style style:name="P60" style:family="paragraph" style:parent-style-name="Standard">
      <style:text-properties fo:color="#000000" loext:opacity="100%" style:font-name="Arial" fo:font-size="12pt" fo:font-weight="normal" officeooo:rsid="00232a6f" officeooo:paragraph-rsid="00240834" style:font-size-asian="12pt" style:font-weight-asian="normal" style:font-size-complex="12pt" style:font-weight-complex="normal"/>
    </style:style>
    <style:style style:name="P61" style:family="paragraph" style:parent-style-name="Standard">
      <style:text-properties fo:color="#000000" loext:opacity="100%" style:font-name="Arial" fo:font-size="12pt" fo:font-weight="normal" officeooo:rsid="00240834" officeooo:paragraph-rsid="00240834" style:font-size-asian="12pt" style:font-weight-asian="normal" style:font-size-complex="12pt" style:font-weight-complex="normal"/>
    </style:style>
    <style:style style:name="P62" style:family="paragraph" style:parent-style-name="Standard">
      <style:text-properties fo:color="#000000" loext:opacity="100%" style:font-name="Arial" fo:font-size="12pt" fo:font-weight="normal" officeooo:rsid="0024fdca" officeooo:paragraph-rsid="0024fdca" style:font-size-asian="12pt" style:font-weight-asian="normal" style:font-size-complex="12pt" style:font-weight-complex="normal"/>
    </style:style>
    <style:style style:name="P63" style:family="paragraph" style:parent-style-name="Standard">
      <style:text-properties fo:color="#000000" loext:opacity="100%" style:font-name="Arial" fo:font-size="12pt" fo:font-weight="normal" officeooo:rsid="0024fdca" officeooo:paragraph-rsid="0024ff5a" style:font-size-asian="12pt" style:font-weight-asian="normal" style:font-size-complex="12pt" style:font-weight-complex="normal"/>
    </style:style>
    <style:style style:name="P64" style:family="paragraph" style:parent-style-name="Standard">
      <style:text-properties fo:color="#000000" loext:opacity="100%" style:font-name="Arial" fo:font-size="12pt" fo:font-weight="normal" officeooo:rsid="00275917" officeooo:paragraph-rsid="00275917" style:font-size-asian="12pt" style:font-weight-asian="normal" style:font-size-complex="12pt" style:font-weight-complex="normal"/>
    </style:style>
    <style:style style:name="P65" style:family="paragraph" style:parent-style-name="Standard">
      <style:text-properties fo:color="#000000" loext:opacity="100%" style:font-name="Arial" fo:font-size="12pt" fo:font-weight="normal" officeooo:rsid="0024ff5a" officeooo:paragraph-rsid="002655c4" style:font-size-asian="12pt" style:font-weight-asian="normal" style:font-size-complex="12pt" style:font-weight-complex="normal"/>
    </style:style>
    <style:style style:name="P66" style:family="paragraph" style:parent-style-name="Standard">
      <style:text-properties fo:color="#000000" loext:opacity="100%" style:font-name="Arial" fo:font-size="12pt" fo:font-weight="normal" officeooo:rsid="00615963" officeooo:paragraph-rsid="00615963" style:font-size-asian="12pt" style:font-weight-asian="normal" style:font-size-complex="12pt" style:font-weight-complex="normal"/>
    </style:style>
    <style:style style:name="P67" style:family="paragraph" style:parent-style-name="Standard">
      <style:text-properties fo:color="#000000" loext:opacity="100%" style:font-name="Arial" fo:font-size="12pt" fo:font-weight="normal" officeooo:rsid="00647a08" officeooo:paragraph-rsid="00647a08" style:font-size-asian="12pt" style:font-weight-asian="normal" style:font-size-complex="12pt" style:font-weight-complex="normal"/>
    </style:style>
    <style:style style:name="P68" style:family="paragraph" style:parent-style-name="Standard">
      <style:text-properties fo:color="#000000" loext:opacity="100%" style:font-name="Arial" fo:font-size="12pt" fo:font-weight="normal" officeooo:rsid="009c215d" officeooo:paragraph-rsid="009c215d" style:font-size-asian="12pt" style:font-weight-asian="normal" style:font-size-complex="12pt" style:font-weight-complex="normal"/>
    </style:style>
    <style:style style:name="P69" style:family="paragraph" style:parent-style-name="Standard">
      <style:text-properties fo:color="#000000" loext:opacity="100%" style:font-name="Arial" fo:font-size="12pt" fo:font-weight="normal" officeooo:rsid="00a06e7b" officeooo:paragraph-rsid="00a06e7b" style:font-size-asian="12pt" style:font-weight-asian="normal" style:font-size-complex="12pt" style:font-weight-complex="normal"/>
    </style:style>
    <style:style style:name="P70" style:family="paragraph" style:parent-style-name="Standard">
      <style:text-properties fo:color="#000000" loext:opacity="100%" style:font-name="Arial" fo:font-size="12pt" fo:font-weight="normal" officeooo:rsid="00a22d2e" officeooo:paragraph-rsid="00a4197b" style:font-size-asian="12pt" style:font-weight-asian="normal" style:font-size-complex="12pt" style:font-weight-complex="normal"/>
    </style:style>
    <style:style style:name="P71" style:family="paragraph" style:parent-style-name="Standard">
      <style:text-properties fo:color="#000000" loext:opacity="100%" style:font-name="Arial" fo:font-size="12pt" fo:font-weight="normal" officeooo:rsid="00a70fb5" officeooo:paragraph-rsid="00a70fb5" style:font-size-asian="12pt" style:font-weight-asian="normal" style:font-size-complex="12pt" style:font-weight-complex="normal"/>
    </style:style>
    <style:style style:name="P72" style:family="paragraph" style:parent-style-name="Standard">
      <style:text-properties fo:color="#000000" loext:opacity="100%" style:font-name="Arial" fo:font-size="12pt" style:text-underline-style="solid" style:text-underline-width="auto" style:text-underline-color="font-color" fo:font-weight="normal" officeooo:rsid="00296292" officeooo:paragraph-rsid="00296292" style:font-size-asian="12pt" style:font-weight-asian="normal" style:font-size-complex="12pt" style:font-weight-complex="normal"/>
    </style:style>
    <style:style style:name="P73" style:family="paragraph" style:parent-style-name="Standard">
      <style:text-properties fo:color="#000000" loext:opacity="100%" style:font-name="Arial" fo:font-size="12pt" style:text-underline-style="solid" style:text-underline-width="auto" style:text-underline-color="font-color" fo:font-weight="normal" officeooo:rsid="00a06e7b" officeooo:paragraph-rsid="00a06e7b" style:font-size-asian="12pt" style:font-weight-asian="normal" style:font-size-complex="12pt" style:font-weight-complex="normal"/>
    </style:style>
    <style:style style:name="P74" style:family="paragraph" style:parent-style-name="Standard">
      <style:text-properties fo:color="#000000" loext:opacity="100%" style:font-name="Arial" fo:font-size="12pt" style:text-underline-style="solid" style:text-underline-width="auto" style:text-underline-color="font-color" fo:font-weight="bold" officeooo:rsid="00a22d2e" officeooo:paragraph-rsid="00a22d2e" style:font-size-asian="12pt" style:font-weight-asian="bold" style:font-size-complex="12pt" style:font-weight-complex="bold"/>
    </style:style>
    <style:style style:name="P75" style:family="paragraph" style:parent-style-name="Standard">
      <style:text-properties fo:color="#000000" loext:opacity="100%" style:font-name="Arial" fo:font-size="12pt" style:text-underline-style="solid" style:text-underline-width="auto" style:text-underline-color="font-color" fo:font-weight="bold" officeooo:rsid="00a22d2e" officeooo:paragraph-rsid="00a4197b" style:font-size-asian="12pt" style:font-weight-asian="bold" style:font-size-complex="12pt" style:font-weight-complex="bold"/>
    </style:style>
    <style:style style:name="P76" style:family="paragraph" style:parent-style-name="Standard">
      <style:text-properties fo:color="#000000" loext:opacity="100%" style:font-name="Arial" fo:font-size="12pt" style:text-underline-style="solid" style:text-underline-width="auto" style:text-underline-color="font-color" fo:font-weight="bold" officeooo:rsid="00a9fb3f" officeooo:paragraph-rsid="00a9fb3f" style:font-size-asian="12pt" style:font-weight-asian="bold" style:font-size-complex="12pt" style:font-weight-complex="bold"/>
    </style:style>
    <style:style style:name="P77" style:family="paragraph" style:parent-style-name="Standard">
      <style:text-properties fo:color="#000000" loext:opacity="100%" style:font-name="Arial" fo:font-size="12pt" style:text-underline-style="solid" style:text-underline-width="auto" style:text-underline-color="font-color" fo:font-weight="bold" officeooo:rsid="00b19500" officeooo:paragraph-rsid="00b19500" style:font-size-asian="12pt" style:font-weight-asian="bold" style:font-size-complex="12pt" style:font-weight-complex="bold"/>
    </style:style>
    <style:style style:name="P78" style:family="paragraph" style:parent-style-name="Standard">
      <style:text-properties fo:color="#000000" loext:opacity="100%" style:font-name="Arial" fo:font-size="12pt" style:text-underline-style="solid" style:text-underline-width="auto" style:text-underline-color="font-color" fo:font-weight="bold" officeooo:rsid="00b7eedf" officeooo:paragraph-rsid="00b7eedf" style:font-size-asian="12pt" style:font-weight-asian="bold" style:font-size-complex="12pt" style:font-weight-complex="bold"/>
    </style:style>
    <style:style style:name="P79" style:family="paragraph" style:parent-style-name="Standard">
      <style:text-properties fo:color="#000000" loext:opacity="100%" style:font-name="Arial" fo:font-size="12pt" style:text-underline-style="none" fo:font-weight="normal" officeooo:rsid="00296292" officeooo:paragraph-rsid="00296292" style:font-size-asian="12pt" style:font-weight-asian="normal" style:font-size-complex="12pt" style:font-weight-complex="normal"/>
    </style:style>
    <style:style style:name="P80" style:family="paragraph" style:parent-style-name="Standard">
      <style:text-properties fo:color="#000000" loext:opacity="100%" style:font-name="Arial" fo:font-size="12pt" style:text-underline-style="none" fo:font-weight="normal" officeooo:rsid="00a22d2e" officeooo:paragraph-rsid="00a4197b" style:font-size-asian="12pt" style:font-weight-asian="normal" style:font-size-complex="12pt" style:font-weight-complex="normal"/>
    </style:style>
    <style:style style:name="P81" style:family="paragraph" style:parent-style-name="Standard">
      <style:text-properties fo:color="#000000" loext:opacity="100%" style:font-name="Arial" fo:font-size="12pt" style:text-underline-style="none" fo:font-weight="normal" officeooo:rsid="00a9fb3f" officeooo:paragraph-rsid="00a9fb3f" style:font-size-asian="12pt" style:font-weight-asian="normal" style:font-size-complex="12pt" style:font-weight-complex="normal"/>
    </style:style>
    <style:style style:name="P82" style:family="paragraph" style:parent-style-name="Standard">
      <style:text-properties fo:color="#000000" loext:opacity="100%" style:font-name="Arial" fo:font-size="12pt" style:text-underline-style="none" fo:font-weight="normal" officeooo:rsid="00b19500" officeooo:paragraph-rsid="00b19500" style:font-size-asian="12pt" style:font-weight-asian="normal" style:font-size-complex="12pt" style:font-weight-complex="normal"/>
    </style:style>
    <style:style style:name="P83" style:family="paragraph" style:parent-style-name="Standard">
      <style:text-properties fo:color="#000000" loext:opacity="100%" style:font-name="Arial" fo:font-size="12pt" style:text-underline-style="none" fo:font-weight="normal" officeooo:rsid="00b7eedf" officeooo:paragraph-rsid="00b7eedf" style:font-size-asian="12pt" style:font-weight-asian="normal" style:font-size-complex="12pt" style:font-weight-complex="normal"/>
    </style:style>
    <style:style style:name="P84" style:family="paragraph" style:parent-style-name="Standard">
      <style:text-properties fo:color="#000000" loext:opacity="100%" style:font-name="Arial" fo:font-size="12pt" style:text-underline-style="none" fo:font-weight="normal" officeooo:rsid="00b7eedf" officeooo:paragraph-rsid="00bb7371" style:font-size-asian="12pt" style:font-weight-asian="normal" style:font-size-complex="12pt" style:font-weight-complex="normal"/>
    </style:style>
    <style:style style:name="P85" style:family="paragraph" style:parent-style-name="Standard">
      <style:text-properties fo:color="#000000" loext:opacity="100%" style:font-name="Arial" fo:font-size="12pt" style:text-underline-style="none" fo:font-weight="normal" officeooo:rsid="00b88686" officeooo:paragraph-rsid="00b7eedf" style:font-size-asian="12pt" style:font-weight-asian="normal" style:font-size-complex="12pt" style:font-weight-complex="normal"/>
    </style:style>
    <style:style style:name="P86" style:family="paragraph" style:parent-style-name="Standard">
      <style:text-properties fo:color="#000000" loext:opacity="100%" style:font-name="Arial" fo:font-size="12pt" style:text-underline-style="none" fo:font-weight="normal" officeooo:rsid="00ba7655" officeooo:paragraph-rsid="00ba7655" style:font-size-asian="12pt" style:font-weight-asian="normal" style:font-size-complex="12pt" style:font-weight-complex="normal"/>
    </style:style>
    <style:style style:name="P87" style:family="paragraph" style:parent-style-name="Standard">
      <style:text-properties fo:color="#000000" loext:opacity="100%" style:font-name="Arial" fo:font-size="12pt" style:text-underline-style="none" fo:font-weight="normal" officeooo:rsid="00bad142" officeooo:paragraph-rsid="00bad142" style:font-size-asian="12pt" style:font-weight-asian="normal" style:font-size-complex="12pt" style:font-weight-complex="normal"/>
    </style:style>
    <style:style style:name="P88" style:family="paragraph" style:parent-style-name="Standard">
      <style:text-properties fo:color="#000000" loext:opacity="100%" style:font-name="Arial" fo:font-size="12pt" style:text-underline-style="none" fo:font-weight="normal" officeooo:rsid="00bad142" officeooo:paragraph-rsid="00bb7371" style:font-size-asian="12pt" style:font-weight-asian="normal" style:font-size-complex="12pt" style:font-weight-complex="normal"/>
    </style:style>
    <style:style style:name="P89" style:family="paragraph" style:parent-style-name="Standard">
      <style:text-properties fo:color="#000000" loext:opacity="100%" style:font-name="Arial" fo:font-size="12pt" style:text-underline-style="none" fo:font-weight="normal" officeooo:rsid="00bb7371" officeooo:paragraph-rsid="00bb7371" style:font-size-asian="12pt" style:font-weight-asian="normal" style:font-size-complex="12pt" style:font-weight-complex="normal"/>
    </style:style>
    <style:style style:name="P90" style:family="paragraph" style:parent-style-name="Table_20_Contents">
      <style:text-properties style:font-name="Arial" fo:font-size="12pt" officeooo:rsid="006e43a7" officeooo:paragraph-rsid="00c1a27f" style:font-size-asian="12pt" style:font-size-complex="12pt"/>
    </style:style>
    <style:style style:name="T1" style:family="text">
      <style:text-properties fo:color="#c9211e" loext:opacity="100%"/>
    </style:style>
    <style:style style:name="T2" style:family="text">
      <style:text-properties fo:color="#c9211e" loext:opacity="100%" style:text-position="super 58%" fo:font-weight="bold" style:font-weight-asian="bold" style:font-weight-complex="bold"/>
    </style:style>
    <style:style style:name="T3" style:family="text">
      <style:text-properties fo:color="#c9211e" loext:opacity="100%" fo:font-weight="bold" style:font-weight-asian="bold" style:font-weight-complex="bold"/>
    </style:style>
    <style:style style:name="T4" style:family="text">
      <style:text-properties fo:color="#c9211e" loext:opacity="100%" fo:font-weight="bold" officeooo:rsid="001edb21" style:font-weight-asian="bold" style:font-weight-complex="bold"/>
    </style:style>
    <style:style style:name="T5" style:family="text">
      <style:text-properties fo:color="#000000" loext:opacity="100%"/>
    </style:style>
    <style:style style:name="T6" style:family="text">
      <style:text-properties fo:color="#000000" loext:opacity="100%" fo:background-color="transparent" loext:char-shading-value="0"/>
    </style:style>
    <style:style style:name="T7" style:family="text">
      <style:text-properties officeooo:rsid="00246d25"/>
    </style:style>
    <style:style style:name="T8" style:family="text">
      <style:text-properties officeooo:rsid="0024fdca"/>
    </style:style>
    <style:style style:name="T9" style:family="text">
      <style:text-properties officeooo:rsid="0024ff5a"/>
    </style:style>
    <style:style style:name="T10" style:family="text">
      <style:text-properties officeooo:rsid="002b86d4"/>
    </style:style>
    <style:style style:name="T11" style:family="text">
      <style:text-properties officeooo:rsid="002b97d1"/>
    </style:style>
    <style:style style:name="T12" style:family="text">
      <style:text-properties officeooo:rsid="002d12a4"/>
    </style:style>
    <style:style style:name="T13" style:family="text">
      <style:text-properties officeooo:rsid="002f07ef"/>
    </style:style>
    <style:style style:name="T14" style:family="text">
      <style:text-properties officeooo:rsid="00384ef9"/>
    </style:style>
    <style:style style:name="T15" style:family="text">
      <style:text-properties officeooo:rsid="0038bb3d"/>
    </style:style>
    <style:style style:name="T16" style:family="text">
      <style:text-properties officeooo:rsid="0039b1ee"/>
    </style:style>
    <style:style style:name="T17" style:family="text">
      <style:text-properties officeooo:rsid="003ac899"/>
    </style:style>
    <style:style style:name="T18" style:family="text">
      <style:text-properties officeooo:rsid="003c1cfc"/>
    </style:style>
    <style:style style:name="T19" style:family="text">
      <style:text-properties officeooo:rsid="003d3bbb"/>
    </style:style>
    <style:style style:name="T20" style:family="text">
      <style:text-properties officeooo:rsid="003ebf79"/>
    </style:style>
    <style:style style:name="T21" style:family="text">
      <style:text-properties officeooo:rsid="00401667"/>
    </style:style>
    <style:style style:name="T22" style:family="text">
      <style:text-properties officeooo:rsid="00413b40"/>
    </style:style>
    <style:style style:name="T23" style:family="text">
      <style:text-properties officeooo:rsid="004411f0"/>
    </style:style>
    <style:style style:name="T24" style:family="text">
      <style:text-properties officeooo:rsid="0045c3f4"/>
    </style:style>
    <style:style style:name="T25" style:family="text">
      <style:text-properties officeooo:rsid="0047b612"/>
    </style:style>
    <style:style style:name="T26" style:family="text">
      <style:text-properties officeooo:rsid="00493ec7"/>
    </style:style>
    <style:style style:name="T27" style:family="text">
      <style:text-properties officeooo:rsid="004b0871"/>
    </style:style>
    <style:style style:name="T28" style:family="text">
      <style:text-properties officeooo:rsid="004cf64d"/>
    </style:style>
    <style:style style:name="T29" style:family="text">
      <style:text-properties officeooo:rsid="004d8f21"/>
    </style:style>
    <style:style style:name="T30" style:family="text">
      <style:text-properties officeooo:rsid="004e1fd6"/>
    </style:style>
    <style:style style:name="T31" style:family="text">
      <style:text-properties officeooo:rsid="004fa1c4"/>
    </style:style>
    <style:style style:name="T32" style:family="text">
      <style:text-properties officeooo:rsid="005195b5"/>
    </style:style>
    <style:style style:name="T33" style:family="text">
      <style:text-properties officeooo:rsid="0054f6b0"/>
    </style:style>
    <style:style style:name="T34" style:family="text">
      <style:text-properties officeooo:rsid="00550a96"/>
    </style:style>
    <style:style style:name="T35" style:family="text">
      <style:text-properties officeooo:rsid="0058638a"/>
    </style:style>
    <style:style style:name="T36" style:family="text">
      <style:text-properties officeooo:rsid="005ac120"/>
    </style:style>
    <style:style style:name="T37" style:family="text">
      <style:text-properties officeooo:rsid="005c6aea"/>
    </style:style>
    <style:style style:name="T38" style:family="text">
      <style:text-properties officeooo:rsid="005dcef8"/>
    </style:style>
    <style:style style:name="T39" style:family="text">
      <style:text-properties officeooo:rsid="005f08e7"/>
    </style:style>
    <style:style style:name="T40" style:family="text">
      <style:text-properties officeooo:rsid="00607041"/>
    </style:style>
    <style:style style:name="T41" style:family="text">
      <style:text-properties officeooo:rsid="0061d798"/>
    </style:style>
    <style:style style:name="T42" style:family="text">
      <style:text-properties officeooo:rsid="00621f55"/>
    </style:style>
    <style:style style:name="T43" style:family="text">
      <style:text-properties officeooo:rsid="0062b3e9"/>
    </style:style>
    <style:style style:name="T44" style:family="text">
      <style:text-properties officeooo:rsid="00647a08"/>
    </style:style>
    <style:style style:name="T45" style:family="text">
      <style:text-properties officeooo:rsid="00668243"/>
    </style:style>
    <style:style style:name="T46" style:family="text">
      <style:text-properties officeooo:rsid="0067f873"/>
    </style:style>
    <style:style style:name="T47" style:family="text">
      <style:text-properties officeooo:rsid="0069d27f"/>
    </style:style>
    <style:style style:name="T48" style:family="text">
      <style:text-properties officeooo:rsid="006ae656"/>
    </style:style>
    <style:style style:name="T49" style:family="text">
      <style:text-properties officeooo:rsid="006c787d"/>
    </style:style>
    <style:style style:name="T50" style:family="text">
      <style:text-properties officeooo:rsid="006e43a7"/>
    </style:style>
    <style:style style:name="T51" style:family="text">
      <style:text-properties officeooo:rsid="006e7cab"/>
    </style:style>
    <style:style style:name="T52" style:family="text">
      <style:text-properties officeooo:rsid="00702844"/>
    </style:style>
    <style:style style:name="T53" style:family="text">
      <style:text-properties officeooo:rsid="007332d4"/>
    </style:style>
    <style:style style:name="T54" style:family="text">
      <style:text-properties officeooo:rsid="0073e012"/>
    </style:style>
    <style:style style:name="T55" style:family="text">
      <style:text-properties officeooo:rsid="0074369c"/>
    </style:style>
    <style:style style:name="T56" style:family="text">
      <style:text-properties officeooo:rsid="007c47b2"/>
    </style:style>
    <style:style style:name="T57" style:family="text">
      <style:text-properties officeooo:rsid="007ca5a9"/>
    </style:style>
    <style:style style:name="T58" style:family="text">
      <style:text-properties officeooo:rsid="007d8099"/>
    </style:style>
    <style:style style:name="T59" style:family="text">
      <style:text-properties officeooo:rsid="007f2ad3"/>
    </style:style>
    <style:style style:name="T60" style:family="text">
      <style:text-properties officeooo:rsid="007f922b"/>
    </style:style>
    <style:style style:name="T61" style:family="text">
      <style:text-properties officeooo:rsid="00823833"/>
    </style:style>
    <style:style style:name="T62" style:family="text">
      <style:text-properties officeooo:rsid="00844684"/>
    </style:style>
    <style:style style:name="T63" style:family="text">
      <style:text-properties officeooo:rsid="0084bbc5"/>
    </style:style>
    <style:style style:name="T64" style:family="text">
      <style:text-properties officeooo:rsid="0086181d"/>
    </style:style>
    <style:style style:name="T65" style:family="text">
      <style:text-properties officeooo:rsid="00872d4f"/>
    </style:style>
    <style:style style:name="T66" style:family="text">
      <style:text-properties officeooo:rsid="0089fc94"/>
    </style:style>
    <style:style style:name="T67" style:family="text">
      <style:text-properties officeooo:rsid="008bdf36"/>
    </style:style>
    <style:style style:name="T68" style:family="text">
      <style:text-properties officeooo:rsid="008c813c"/>
    </style:style>
    <style:style style:name="T69" style:family="text">
      <style:text-properties officeooo:rsid="008cc977"/>
    </style:style>
    <style:style style:name="T70" style:family="text">
      <style:text-properties officeooo:rsid="008e6000"/>
    </style:style>
    <style:style style:name="T71" style:family="text">
      <style:text-properties officeooo:rsid="009254e1"/>
    </style:style>
    <style:style style:name="T72" style:family="text">
      <style:text-properties officeooo:rsid="0093c433"/>
    </style:style>
    <style:style style:name="T73" style:family="text">
      <style:text-properties officeooo:rsid="0095c398"/>
    </style:style>
    <style:style style:name="T74" style:family="text">
      <style:text-properties officeooo:rsid="009b65f3"/>
    </style:style>
    <style:style style:name="T75" style:family="text">
      <style:text-properties officeooo:rsid="009c13e9"/>
    </style:style>
    <style:style style:name="T76" style:family="text">
      <style:text-properties officeooo:rsid="009cadd5"/>
    </style:style>
    <style:style style:name="T77" style:family="text">
      <style:text-properties officeooo:rsid="00a4197b"/>
    </style:style>
    <style:style style:name="T78" style:family="text">
      <style:text-properties officeooo:rsid="00a5ab1c"/>
    </style:style>
    <style:style style:name="T79" style:family="text">
      <style:text-properties officeooo:rsid="00a70fb5"/>
    </style:style>
    <style:style style:name="T80" style:family="text">
      <style:text-properties style:text-position="super 58%"/>
    </style:style>
    <style:style style:name="T81" style:family="text">
      <style:text-properties officeooo:rsid="00a8aaff"/>
    </style:style>
    <style:style style:name="T82" style:family="text">
      <style:text-properties officeooo:rsid="00a9fb3f"/>
    </style:style>
    <style:style style:name="T83" style:family="text">
      <style:text-properties officeooo:rsid="00ab7386"/>
    </style:style>
    <style:style style:name="T84" style:family="text">
      <style:text-properties officeooo:rsid="00abc629"/>
    </style:style>
    <style:style style:name="T85" style:family="text">
      <style:text-properties officeooo:rsid="00abf45e"/>
    </style:style>
    <style:style style:name="T86" style:family="text">
      <style:text-properties officeooo:rsid="00adc79a"/>
    </style:style>
    <style:style style:name="T87" style:family="text">
      <style:text-properties officeooo:rsid="00aef215"/>
    </style:style>
    <style:style style:name="T88" style:family="text">
      <style:text-properties officeooo:rsid="00b0dd75"/>
    </style:style>
    <style:style style:name="T89" style:family="text">
      <style:text-properties officeooo:rsid="00b2849a"/>
    </style:style>
    <style:style style:name="T90" style:family="text">
      <style:text-properties officeooo:rsid="00b34e5f"/>
    </style:style>
    <style:style style:name="T91" style:family="text">
      <style:text-properties officeooo:rsid="00b38b2e"/>
    </style:style>
    <style:style style:name="T92" style:family="text">
      <style:text-properties officeooo:rsid="00b4eb8e"/>
    </style:style>
    <style:style style:name="T93" style:family="text">
      <style:text-properties officeooo:rsid="00b66bb0"/>
    </style:style>
    <style:style style:name="T94" style:family="text">
      <style:text-properties officeooo:rsid="00b74456"/>
    </style:style>
    <style:style style:name="T95" style:family="text">
      <style:text-properties officeooo:rsid="00ba7655"/>
    </style:style>
    <style:style style:name="T96" style:family="text">
      <style:text-properties officeooo:rsid="00bad142"/>
    </style:style>
    <style:style style:name="T97" style:family="text">
      <style:text-properties officeooo:rsid="00bbf22a"/>
    </style:style>
    <style:style style:name="T98" style:family="text">
      <style:text-properties officeooo:rsid="00bdc0d5"/>
    </style:style>
    <style:style style:name="T99" style:family="text">
      <style:text-properties officeooo:rsid="00bf0465"/>
    </style:style>
    <style:style style:name="T100" style:family="text">
      <style:text-properties officeooo:rsid="00bff0c9"/>
    </style:style>
    <style:style style:name="T101" style:family="text">
      <style:text-properties officeooo:rsid="00c07150"/>
    </style:style>
    <style:style style:name="T102" style:family="text">
      <style:text-properties officeooo:rsid="00c1a27f"/>
    </style:style>
    <style:style style:name="T103" style:family="text">
      <style:text-properties officeooo:rsid="00c315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Objet d’étude numéro 2 : Le théâtre du 1</text:span><text:span text:style-name="T4">7</text:span><text:span text:style-name="T2">e</text:span><text:span text:style-name="T3"> siècle à nos jours</text:span> </text:p>
      <text:p text:style-name="P1"/>
      <text:p text:style-name="P1"/>
      <text:p text:style-name="P50"/>
      <text:p text:style-name="P52">Œuvre intégrale : Juste la fin du monde </text:p>
      <text:p text:style-name="P51"/>
      <text:p text:style-name="P52">Parcours associé : « Crise personnelle et crise familiale » </text:p>
      <text:p text:style-name="P52"/>
      <text:p text:style-name="P51"/>
      <text:p text:style-name="P53"><text:span text:style-name="T6">Ligne 123, Antoine : allitération, cette phrase recèle une violence extrême, pas de mot liaison, violence du ton, ironie tragique, plus aucun dialogue possibl</text:span><text:span text:style-name="T5">e.</text:span></text:p>
      <text:p text:style-name="P53"/>
      <text:p text:style-name="P53"/>
      <text:p text:style-name="P53"/>
      <text:p text:style-name="P54">Biographie de Jean Luc La<text:span text:style-name="T8">g</text:span>arce </text:p>
      <text:p text:style-name="P54"/>
      <text:p text:style-name="P54"/>
      <text:p text:style-name="P62">Jean-Luc Lagarce (1957 – 1995) → 38 ans</text:p>
      <text:p text:style-name="P54"/>
      <text:p text:style-name="P61">Contextes historiques :</text:p>
      <text:p text:style-name="P61">- La chute du mur de Berlin, il au centre de l’ébullition intellectuelle</text:p>
      <text:p text:style-name="P61">- Moment de l’apparition du sida.</text:p>
      <text:p text:style-name="P60"/>
      <text:p text:style-name="P61">A cette époque, le théâtre est dé-normé, il n’y a plus de règle et de registre dominant. <text:span text:style-name="T7">Le registre polémique est présent avec un peu de lyrisme par la nostalgie de la mère.</text:span></text:p>
      <text:p text:style-name="P61"/>
      <text:p text:style-name="P63">Jean-Luc Lagarce est un dramaturge et il est metteur en scène. Il est auteur de 25 pièces, de 3 récits et d’un livré d’Opéra. <text:span text:style-name="T9">Toute sa vie d’adulte, à partir de mon âge, il a tenu un journal jusqu’à sa mort. Il commence à formaliser son journal en 1977. </text:span></text:p>
      <text:p text:style-name="P65">Il créé la compagnie THÉÂTRE DE LA ROULOTTE. </text:p>
      <text:p text:style-name="P65">En 1987 il va monté une maison d’édition, les solitaires intempestives. </text:p>
      <text:p text:style-name="P65">En 1988 il s’installe à Paris et il apprend qu’il atteint du sida.</text:p>
      <text:p text:style-name="P64">Il par 6 mois à Berlin subventionnée par la villa Médicis et il termine juste la fin du monde. De son vivant, il n’est pas connu et après sa mort il devient connu. Il est un des écrivains français contemporain le joué dans le monde.</text:p>
      <text:p text:style-name="P64"/>
      <text:p text:style-name="P64"/>
      <text:p text:style-name="P59">Lecture linéaire prologue </text:p>
      <text:p text:style-name="P72"/>
      <text:p text:style-name="P72"/>
      <text:p text:style-name="P72">Introduction :</text:p>
      <text:p text:style-name="P72"/>
      <text:p text:style-name="P79">Le prologue est une forme héritée de l’antiquité dont la fonction est d’exposé le sujet. C’est un monologue constitué d’une seule phrase écrite sous forme de verset dont le style est heurté.</text:p>
      <text:p text:style-name="P79"/>
      <text:p text:style-name="P72">La problématique : </text:p>
      <text:p text:style-name="P79"/>
      <text:p text:style-name="P79">Nous nous demanderons en quoi ce prologue joue à la fois sur la tradition et la modernité.</text:p>
      <text:p text:style-name="P79"/>
      <text:p text:style-name="P79"/>
      <text:p text:style-name="P79"/>
      <text:p text:style-name="P79"><text:soft-page-break/></text:p>
      <table:table table:name="Tableau1" table:style-name="Tableau1">
        <table:table-column table:style-name="Tableau1.A"/>
        <table:table-column table:style-name="Tableau1.B"/>
        <table:table-column table:style-name="Tableau1.C"/>
        <table:table-row table:style-name="TableLine1224192330928">
          <table:table-cell table:style-name="Tableau1.A1" office:value-type="string">
            <text:p text:style-name="P3">Ligne 1</text:p>
          </table:table-cell>
          <table:table-cell table:style-name="Tableau1.A1" office:value-type="string">
            <text:p text:style-name="P4">La pièce par une prolepse (plus tard, l’année d’après), 2 considérations temporelles, <text:span text:style-name="T10">2 complément circonstanciels.</text:span></text:p>
          </table:table-cell>
          <table:table-cell table:style-name="Tableau1.C1" office:value-type="string">
            <text:p text:style-name="P5">C’est une prophétie, le temps est central dans l’œuvre, référence à la tragédie grecque (chœur tragique). <text:span text:style-name="T10">Tradition qui se marie (chœur et préoccupation contemporaine). </text:span></text:p>
            <text:p text:style-name="P5"><text:span text:style-name="T10">Ancrage temporelle déstabilisant (manque de précision). Louis se créé une temporalité en rapport à lui. </text:span><text:span text:style-name="T11">Louis s’en fiche du reste du monde. <text:s/></text:span></text:p>
          </table:table-cell>
        </table:table-row>
        <table:table-row table:style-name="Tableau1.2">
          <table:table-cell table:style-name="Tableau1.A2" office:value-type="string">
            <text:p text:style-name="P3"/>
            <text:p text:style-name="P6">Ligne 2</text:p>
          </table:table-cell>
          <table:table-cell table:style-name="Tableau1.A2" office:value-type="string">
            <text:p text:style-name="P4"/>
            <text:p text:style-name="P6">Mis entre tiret et les parenthèses dans l’œuvre. <text:span text:style-name="T12">On apprend directement que le personnage va mourir. Il utilise à passé proche.</text:span></text:p>
          </table:table-cell>
          <table:table-cell table:style-name="Tableau1.C2" office:value-type="string">
            <text:p text:style-name="P5"/>
            <text:p text:style-name="P6">Rupture dans le déroulé du temps et des actions. C’est coupé et inter-coupé. <text:span text:style-name="T13">Complexité temporelle, Louis est entre deux états, c’est un mort vivant.</text:span></text:p>
          </table:table-cell>
        </table:table-row>
        <table:table-row table:style-name="Tableau1.2">
          <table:table-cell table:style-name="Tableau1.A2" office:value-type="string">
            <text:p text:style-name="P7"/>
            <text:p text:style-name="P7">Ligne 3 et 4</text:p>
          </table:table-cell>
          <table:table-cell table:style-name="Tableau1.A2" office:value-type="string">
            <text:p text:style-name="P4"/>
            <text:p text:style-name="P8">Double énonciation, <text:span text:style-name="T15">futur de certitude et temporalité de présent énonciation.</text:span></text:p>
            <text:p text:style-name="P9">Effet emphatique. </text:p>
          </table:table-cell>
          <table:table-cell table:style-name="Tableau1.C2" office:value-type="string">
            <text:p text:style-name="P8"/>
            <text:p text:style-name="P8">Le personnage principal dit son âge pour les lecteurs et spectateurs. <text:span text:style-name="T14">Cela a comme destinateur lui et les lecteurs. </text:span><text:span text:style-name="T15">La mort est présente, il insiste sur le coté tragique de la situation (sur sa jeunesse). </text:span><text:span text:style-name="T16">Dure acceptation de sa situation. </text:span><text:span text:style-name="T17">Processus d’acceptation.</text:span></text:p>
            <text:p text:style-name="P5"/>
            <text:p text:style-name="P5"/>
          </table:table-cell>
        </table:table-row>
        <table:table-row table:style-name="Tableau1.2">
          <table:table-cell table:style-name="Tableau1.A2" office:value-type="string">
            <text:p text:style-name="P10"/>
            <text:p text:style-name="P10">Ligne de 5 à 9</text:p>
          </table:table-cell>
          <table:table-cell table:style-name="Tableau1.A2" office:value-type="string">
            <text:p text:style-name="P4"/>
            <text:p text:style-name="P10"><text:span text:style-name="T98">E</text:span>panorthose, ellipse, imparfait duratif, <text:span text:style-name="T23">refrain obsessionnel (l’année d’après)</text:span></text:p>
          </table:table-cell>
          <table:table-cell table:style-name="Tableau1.C2" office:value-type="string">
            <text:p text:style-name="P8"/>
            <text:p text:style-name="P10">Suppression du reste de sa vie. Préoccupation du temps. Rétrospective sur le passé de Louis. Il euphémise la mort, parce que la mort fait peur. <text:span text:style-name="T18">Personnage tétanisé </text:span><text:span text:style-name="T19">sur place. </text:span><text:span text:style-name="T20">Les lecteurs sont ses confidents. </text:span><text:span text:style-name="T21">Tous les mots sont négatifs (à ne rien faire, à ne rien savoir</text:span><text:span text:style-name="T22">). <text:s text:c="52"/></text:span></text:p>
          </table:table-cell>
        </table:table-row>
        <table:table-row table:style-name="Tableau1.2">
          <table:table-cell table:style-name="Tableau1.A2" office:value-type="string">
            <text:p text:style-name="P11"/>
            <text:p text:style-name="P11">Ligne 10 à 15</text:p>
          </table:table-cell>
          <table:table-cell table:style-name="Tableau1.A2" office:value-type="string">
            <text:p text:style-name="P4"/>
            <text:p text:style-name="P11">Violence (danger extrême, ennemis)</text:p>
          </table:table-cell>
          <table:table-cell table:style-name="Tableau1.C2" office:value-type="string">
            <text:p text:style-name="P8"/>
            <text:p text:style-name="P11">La mort est montré comme violente et difficile à affronter. Il faut faire attention. <text:span text:style-name="T24">Louis implique le destinateur. Il nous fait un retour d’expérience personnelle et unique. </text:span><text:span text:style-name="T25">On a droit à une chose dont sa propre famille n’y a pas accès. Peut être qu’il ne l’éprouve plus à le dire à sa famille ? </text:span></text:p>
          </table:table-cell>
        </table:table-row>
        <table:table-row table:style-name="Tableau1.2">
          <table:table-cell table:style-name="Tableau1.A2" office:value-type="string">
            <text:p text:style-name="P11"/>
            <text:p text:style-name="P12">Ligne 16 à 20</text:p>
          </table:table-cell>
          <table:table-cell table:style-name="Tableau1.A2" office:value-type="string">
            <text:p text:style-name="P4"/>
            <text:p text:style-name="P12">Presque registre épique, <text:span text:style-name="T27"><text:s/></text:span></text:p>
          </table:table-cell>
          <table:table-cell table:style-name="Tableau1.C2" office:value-type="string">
            <text:p text:style-name="P8"/>
            <text:p text:style-name="P12">Frontière dans le texte. Retournement de situation, il commence son combat contre la mort. <text:span text:style-name="T26">Il va s’animer et prendre des décisions. Dimension tragique et héroique. </text:span><text:span text:style-name="T27">Ce combat est fatal. </text:span></text:p>
          </table:table-cell>
        </table:table-row>
        <table:table-row table:style-name="Tableau1.7">
          <table:table-cell table:style-name="Tableau1.A7" office:value-type="string">
            <text:p text:style-name="P11"/>
            <text:p text:style-name="P13">Ligne 21 à 26</text:p>
          </table:table-cell>
          <table:table-cell table:style-name="Tableau1.A7" office:value-type="string">
            <text:p text:style-name="P4"/>
            <text:p text:style-name="P13">Epanorthose, <text:span text:style-name="T28">polyphonique, </text:span><text:span text:style-name="T29">le premier </text:span><text:soft-page-break/><text:span text:style-name="T29">complément d’objet à la ligne 31, </text:span><text:span text:style-name="T30">complément circonstanciel de manière</text:span></text:p>
          </table:table-cell>
          <table:table-cell table:style-name="Tableau1.C7" office:value-type="string">
            <text:p text:style-name="P8"/>
            <text:p text:style-name="P13">4 fois le thème du retard. Louis ne désigne <text:soft-page-break/>pas sa famille. <text:span text:style-name="T28">Prologue à pour fonction </text:span><text:span text:style-name="T99">de définir</text:span><text:span text:style-name="T28"> l’action principal. L’action principal n’est pas sa mort, c’est le retour. </text:span></text:p>
            <text:p text:style-name="P14">Référence à le retour de l’enfant prodige. <text:span text:style-name="T30">Louis essaye de trouver les bon mots, multiplication des précautions pour trouver de bon mots.</text:span> <text:span text:style-name="T31">Louis veut annoncer sa mort.</text:span></text:p>
            <text:p text:style-name="P15">L’intrigue de juste la fin du monde est juste dire. <text:span text:style-name="T32">Louis est un messager de sa propre mort.</text:span></text:p>
          </table:table-cell>
        </table:table-row>
        <table:table-row table:style-name="Tableau1.7">
          <table:table-cell table:style-name="Tableau1.A7" office:value-type="string">
            <text:p text:style-name="P11"/>
            <text:p text:style-name="P16">Ligne 31, 32</text:p>
          </table:table-cell>
          <table:table-cell table:style-name="Tableau1.A7" office:value-type="string">
            <text:p text:style-name="P16"/>
            <text:p text:style-name="P16">Tragique</text:p>
          </table:table-cell>
          <table:table-cell table:style-name="Tableau1.C7" office:value-type="string">
            <text:p text:style-name="P8"/>
            <text:p text:style-name="P16">Tragique et termes de la mort. Il est irrémédiable.</text:p>
          </table:table-cell>
        </table:table-row>
        <table:table-row table:style-name="Tableau1.7">
          <table:table-cell table:style-name="Tableau1.A7" office:value-type="string">
            <text:p text:style-name="P11"/>
            <text:p text:style-name="P16">Ligne 33</text:p>
          </table:table-cell>
          <table:table-cell table:style-name="Tableau1.A7" office:value-type="string">
            <text:p text:style-name="P16"/>
            <text:p text:style-name="P16">La thématique du messager moderniser, <text:span text:style-name="T33">coordination</text:span></text:p>
          </table:table-cell>
          <table:table-cell table:style-name="Tableau1.C7" office:value-type="string">
            <text:p text:style-name="P8"/>
            <text:p text:style-name="P16">Louis est la victime à la fois messager, il est le commentateur et la victime. Brouillage dramaturgique. <text:span text:style-name="T33">Nouvelles répétitions des idées. </text:span><text:span text:style-name="T34">Paraître est une apparence, ce n’est pas de la réalité. </text:span><text:span text:style-name="T35">Louis est un perso complexe.</text:span></text:p>
          </table:table-cell>
        </table:table-row>
        <table:table-row table:style-name="Tableau1.7">
          <table:table-cell table:style-name="Tableau1.A7" office:value-type="string">
            <text:p text:style-name="P17"/>
            <text:p text:style-name="P18">Ligne 34,36</text:p>
          </table:table-cell>
          <table:table-cell table:style-name="Tableau1.A7" office:value-type="string">
            <text:p text:style-name="P16"/>
            <text:p text:style-name="P18">Énonc<text:span text:style-name="T37">é</text:span> entre tiret, <text:span text:style-name="T36">répétitions du verbe vouloir</text:span></text:p>
          </table:table-cell>
          <table:table-cell table:style-name="Tableau1.C7" office:value-type="string">
            <text:p text:style-name="P8"/>
            <text:p text:style-name="P18">Louis va arriver avec une certaine image, mais elle n’est représentative de lui. <text:span text:style-name="T36">Perso qui montre qu’il est pas connu. Accès à l’intériorité du personnage. Louis joue un rôle, il a une volonté de cacher son vrai lui.</text:span></text:p>
            <text:p text:style-name="P19">Il n’est pas connu. <text:span text:style-name="T37">Son retour est douloureux, sa famille ne le connais pas.</text:span></text:p>
          </table:table-cell>
        </table:table-row>
        <table:table-row table:style-name="Tableau1.7">
          <table:table-cell table:style-name="Tableau1.A7" office:value-type="string">
            <text:p text:style-name="P17"/>
            <text:p text:style-name="P20">Ligne 37, 40</text:p>
          </table:table-cell>
          <table:table-cell table:style-name="Tableau1.A7" office:value-type="string">
            <text:p text:style-name="P16"/>
            <text:p text:style-name="P20">Listes des prénoms de perso (énumération), toi, vous, elle. Adresse directe aux spectateur, le quatrième mur tombe.</text:p>
          </table:table-cell>
          <table:table-cell table:style-name="Tableau1.C7" office:value-type="string">
            <text:p text:style-name="P8"/>
            <text:p text:style-name="P20">On ne c’est pas à qui il se réfère. <text:span text:style-name="T38">Modernité théâtrale. Il avoue qu’il ne connaît pas sa famille.</text:span></text:p>
          </table:table-cell>
        </table:table-row>
        <table:table-row table:style-name="Tableau1.7">
          <table:table-cell table:style-name="Tableau1.A7" office:value-type="string">
            <text:p text:style-name="P17"/>
            <text:p text:style-name="P21">Ligne 41</text:p>
          </table:table-cell>
          <table:table-cell table:style-name="Tableau1.A7" office:value-type="string">
            <text:p text:style-name="P16"/>
            <text:p text:style-name="P21">Répétition <text:span text:style-name="T39">significative, illusion synonyme de cacher. </text:span><text:span text:style-name="T40">Périphrase de la mort.</text:span></text:p>
          </table:table-cell>
          <table:table-cell table:style-name="Tableau1.C7" office:value-type="string">
            <text:p text:style-name="P8"/>
            <text:p text:style-name="P21">Louis c’est d’abord lui, <text:span text:style-name="T39">il se met en premier.</text:span></text:p>
            <text:p text:style-name="P22">Est-ce qu’on peut être maître de la situation jusqu’au bout ? Louis se définie peut être comme le metteur en scène de la pièce. </text:p>
          </table:table-cell>
        </table:table-row>
      </table:table>
      <text:p text:style-name="P56"/>
      <text:p text:style-name="P55"/>
      <text:p text:style-name="P55"/>
      <text:p text:style-name="P57">Conclusion :</text:p>
      <text:p text:style-name="P57"/>
      <text:p text:style-name="P57"/>
      <text:p text:style-name="P57"/>
      <text:p text:style-name="P57"/>
      <text:p text:style-name="P57"/>
      <text:p text:style-name="P57"/>
      <text:p text:style-name="P57"><text:soft-page-break/></text:p>
      <text:p text:style-name="P57">Lecture linéaire première partie scène 3 (page 63 – 64) :</text:p>
      <text:p text:style-name="P57"/>
      <text:p text:style-name="P57">Introduction :</text:p>
      <text:p text:style-name="P57"/>
      <text:p text:style-name="P66">C’est une œuvre écrite par Lagarce, jouée en 1999 après la mort de l’auteur. La première rencontre avec <text:span text:style-name="T44">C</text:span>atrine qu’elle ne connaît, la scène 3 met Louis en présence de sa sœur Suzanne qu’il ne connaît quasiment pas. <text:span text:style-name="T41">Il est parti quand il avait 6 ans. </text:span><text:span text:style-name="T42">C’est un extrait original vu que c’est une des plus longue prise de parole dans la pièce. </text:span><text:span text:style-name="T43">Dans cette tirade, elle lui fait des reproches sur son départ et le peu de lien tissé avec sa famille.</text:span></text:p>
      <text:p text:style-name="P66"/>
      <text:p text:style-name="P67">Problématique : dans quel mesure cette prise de parole équivaut elle à un portrait en creu de Louis fait par Suzanne.</text:p>
      <text:p text:style-name="P67"/>
      <text:p text:style-name="P67">Ligne 37 – 43 : communication originale</text:p>
      <text:p text:style-name="P67"/>
      <text:p text:style-name="P67">Ligne 44 à 63 : Louis et l’écriture </text:p>
      <text:p text:style-name="P67"/>
      <text:p text:style-name="P67">Ligne 63 et le reste : la critique de Louis </text:p>
      <text:p text:style-name="P67"/>
      <text:p text:style-name="P67"/>
      <text:p text:style-name="P67">Premier mouvement :</text:p>
      <text:p text:style-name="P67"/>
      <table:table table:name="Tableau2" table:style-name="Tableau2">
        <table:table-column table:style-name="Tableau2.A"/>
        <table:table-column table:style-name="Tableau2.B"/>
        <table:table-column table:style-name="Tableau2.C"/>
        <table:table-row table:style-name="TableLine1224192338128">
          <table:table-cell table:style-name="Tableau2.A1" office:value-type="string">
            <text:p text:style-name="P23">Ligne 37, 38</text:p>
          </table:table-cell>
          <table:table-cell table:style-name="Tableau2.A1" office:value-type="string">
            <text:p text:style-name="P23">Imparfait au présent, Figure de style (polytote) pour changer de personne et de temps. Répétition, présent d’énonciation, <text:span text:style-name="T45">parfois adverbe de temps</text:span></text:p>
          </table:table-cell>
          <table:table-cell table:style-name="Tableau2.C1" office:value-type="string">
            <text:p text:style-name="P24">Hésitation de <text:span text:style-name="T45">Suzanne</text:span>, difficulté de trouver des mots justes. Elle a du mal à placer son frère dans son quotidien. <text:span text:style-name="T45">Difficulté d’intégrer dans espace temps la personne de son frère. Le lien entre eux est un lien extrêmement fragile et éphémère. Suzanne est porte parole de la </text:span><text:span text:style-name="T100">f</text:span><text:span text:style-name="T45">amille. </text:span></text:p>
          </table:table-cell>
        </table:table-row>
        <table:table-row table:style-name="TableLine1224206214368">
          <table:table-cell table:style-name="Tableau2.A2" office:value-type="string">
            <text:p text:style-name="P26"/>
            <text:p text:style-name="P26">Ligne <text:span text:style-name="T47">40 à 4</text:span><text:span text:style-name="T49">2</text:span></text:p>
          </table:table-cell>
          <table:table-cell table:style-name="Tableau2.A2" office:value-type="string">
            <text:p text:style-name="P25"/>
            <text:p text:style-name="P26">Négation, <text:span text:style-name="T46">énumération avec ord</text:span><text:span text:style-name="T48">re, </text:span><text:span text:style-name="T49">champ lexical de la famille. </text:span></text:p>
            <text:p text:style-name="P23"/>
          </table:table-cell>
          <table:table-cell table:style-name="Tableau2.C2" office:value-type="string">
            <text:p text:style-name="P23"/>
            <text:p text:style-name="P26">Aussitôt l’information donné<text:span text:style-name="T101">e</text:span>, elle est remise en cause par la négation et niée. Suzanne est en train d’élaborer sa pensée devant le spectateur. <text:span text:style-name="T46">Disparition en continue, péjoratif. </text:span><text:span text:style-name="T50">Suzanne cherche ses mots, le langage est fondamental. </text:span></text:p>
            <text:p text:style-name="P27">L’idée elliptique suggère le mystère. Elle choisit les mots qui suggère le moins.</text:p>
          </table:table-cell>
        </table:table-row>
        <table:table-row table:style-name="TableLine1224206213216">
          <table:table-cell table:style-name="Tableau2.A2" office:value-type="string">
            <text:p text:style-name="P26"/>
            <text:p text:style-name="P27">Ligne 43</text:p>
          </table:table-cell>
          <table:table-cell table:style-name="Tableau2.A2" office:value-type="string">
            <text:p text:style-name="P25"/>
            <text:p text:style-name="P27">Répétition, </text:p>
            <text:p text:style-name="P90">Cette phrase mise entre guillem<text:span text:style-name="T102">et,</text:span> Suzanne se cite elle <text:span text:style-name="T102">même.</text:span></text:p>
          </table:table-cell>
          <table:table-cell table:style-name="Tableau2.C2" office:value-type="string">
            <text:p text:style-name="P28"/>
            <text:p text:style-name="P29">Elle est satisfaite de son utilisation des mots. <text:span text:style-name="T51">Cette formule prouve que quand Louis revient, c’est anormale. Première information sur la vie familiale.</text:span></text:p>
            <text:p text:style-name="P29"><text:span text:style-name="T51">Écrivain qui cherche à trouver les mots juste. </text:span><text:span text:style-name="T52">Suzanne est une petite fille.</text:span></text:p>
          </table:table-cell>
        </table:table-row>
        <table:table-row table:style-name="Tableau2.4">
          <table:table-cell table:style-name="Tableau2.A4" office:value-type="string">
            <text:p text:style-name="P26"/>
            <text:p text:style-name="P30">Ligne 44 à 47</text:p>
          </table:table-cell>
          <table:table-cell table:style-name="Tableau2.A4" office:value-type="string">
            <text:p text:style-name="P25"/>
            <text:p text:style-name="P30">Multiples reprises et les deux parenthèses.</text:p>
            <text:p text:style-name="P32">Je pensais, imparfait et j’ai pensé passé composé.</text:p>
            <text:p text:style-name="P33"><text:soft-page-break/>Répétitions. </text:p>
          </table:table-cell>
          <table:table-cell table:style-name="Tableau2.C4" office:value-type="string">
            <text:p text:style-name="P28"/>
            <text:p text:style-name="P31">Elle veut se rapprocher de ce qu’elle ressent. Elle dit des choses à elle même, elle vérifie qu’elle est fidèle à elle même. Fermeture sur soi même. </text:p>
            <text:p text:style-name="P31"><text:soft-page-break/><text:span text:style-name="T53">Autoportrait de Suzanne. </text:span><text:span text:style-name="T54">Accusation de Suzanne, Louis a faussé l’histoire familiale. A partir du départ de Louis, la famille est devenu une tragédie. </text:span><text:span text:style-name="T55">Reproche à Louis.</text:span></text:p>
          </table:table-cell>
        </table:table-row>
        <table:table-row table:style-name="Tableau2.4">
          <table:table-cell table:style-name="Tableau2.A4" office:value-type="string">
            <text:p text:style-name="P26"/>
            <text:p text:style-name="P34">Ligne 48 à 50</text:p>
          </table:table-cell>
          <table:table-cell table:style-name="Tableau2.A4" office:value-type="string">
            <text:p text:style-name="P25"/>
            <text:p text:style-name="P34">Répétition, travail sur le temps</text:p>
          </table:table-cell>
          <table:table-cell table:style-name="Tableau2.C4" office:value-type="string">
            <text:p text:style-name="P28"/>
            <text:p text:style-name="P34">Elle reprend son portrait, après avoir évoqué un reproche. Le métier d’écrivain pour Suzanne, est étrange.</text:p>
            <text:p text:style-name="P28"/>
          </table:table-cell>
        </table:table-row>
        <table:table-row table:style-name="Tableau2.4">
          <table:table-cell table:style-name="Tableau2.A4" office:value-type="string">
            <text:p text:style-name="P26"/>
            <text:p text:style-name="P35">Ligne 51</text:p>
          </table:table-cell>
          <table:table-cell table:style-name="Tableau2.A4" office:value-type="string">
            <text:p text:style-name="P25"/>
            <text:p text:style-name="P35">Anaphore (je pensais), <text:span text:style-name="T57">conditionnel modal </text:span><text:span text:style-name="T58">et parenthèse.</text:span></text:p>
          </table:table-cell>
          <table:table-cell table:style-name="Tableau2.C4" office:value-type="string">
            <text:p text:style-name="P28"/>
            <text:p text:style-name="P36">Suzanne trahis sa profonde difficulté pour évoquer son frère mais aussi la vie de son frère. <text:span text:style-name="T56">Difficulté du personnage de trouver les mots juste </text:span><text:span text:style-name="T59">et à <text:s/>évoquer ce métier. </text:span><text:span text:style-name="T60">Elle est intimidée et elle cherche à lui plaire.</text:span></text:p>
            <text:p text:style-name="P28"/>
          </table:table-cell>
        </table:table-row>
        <table:table-row table:style-name="Tableau2.4">
          <table:table-cell table:style-name="Tableau2.A4" office:value-type="string">
            <text:p text:style-name="P37"/>
            <text:p text:style-name="P37">Ligne 53</text:p>
          </table:table-cell>
          <table:table-cell table:style-name="Tableau2.A4" office:value-type="string">
            <text:p text:style-name="P25"/>
            <text:p text:style-name="P37">Propos entre tiret<text:span text:style-name="T103">s</text:span> (mélange d’écrit et d’oral), <text:span text:style-name="T62">négation avec une grande signification (possible question). </text:span><text:span text:style-name="T63">L</text:span><text:span text:style-name="T64">itote</text:span></text:p>
            <text:p text:style-name="P25"/>
          </table:table-cell>
          <table:table-cell table:style-name="Tableau2.C4" office:value-type="string">
            <text:p text:style-name="P28"/>
            <text:p text:style-name="P37">Modernité <text:span text:style-name="T61">et originalité</text:span> de la pièce, <text:span text:style-name="T61">elle n’hésite pas d’utiliser les mots. L’admiration ne suscite aucune hésitation. <text:s text:c="2"/></text:span></text:p>
            <text:p text:style-name="P38">Admiration de toute la famille, partage de ceci. <text:span text:style-name="T63">Exhibition de l’admiration. Elle n’arrive pas à définir son admiration.</text:span></text:p>
            <text:p text:style-name="P38"/>
          </table:table-cell>
        </table:table-row>
        <table:table-row table:style-name="Tableau2.4">
          <table:table-cell table:style-name="Tableau2.A4" office:value-type="string">
            <text:p text:style-name="P37"/>
            <text:p text:style-name="P39">Ligne <text:span text:style-name="T65">55, </text:span>56, <text:span text:style-name="T65">57,58 à 61</text:span></text:p>
          </table:table-cell>
          <table:table-cell table:style-name="Tableau2.A4" office:value-type="string">
            <text:p text:style-name="P25"/>
            <text:p text:style-name="P40">Anaphore du «si», adverbe, <text:span text:style-name="T66">auxiliaire avoir à éprouver. Modalisation </text:span><text:span text:style-name="T68">du verbe </text:span><text:span text:style-name="T66">et répétition. </text:span><text:span text:style-name="T68">Modalisation du complément (désir). </text:span></text:p>
            <text:p text:style-name="P41"/>
          </table:table-cell>
          <table:table-cell table:style-name="Tableau2.C4" office:value-type="string">
            <text:p text:style-name="P28"/>
            <text:p text:style-name="P39">Elle a du mal à parler de son statut d’écrivain, elle ne le dit pas explicitement.</text:p>
            <text:p text:style-name="P40">Le si permet la reformulation de la pensée, elle met des conditions. <text:span text:style-name="T66">Mettre des sentiments, </text:span><text:span text:style-name="T67">la famille à des sentiments. Louis ne dit pas ses sentiments à sa famille. </text:span><text:span text:style-name="T69">Les sentiments et les reproches de Suzanne sont évoqués. Louis ne met pas de lien entre lui et sa famille. </text:span><text:span text:style-name="T70">Passage entre sa capacité de Louis d’écrire et son désir de le faire, reproche de Suzanne.</text:span></text:p>
            <text:p text:style-name="P40"/>
          </table:table-cell>
        </table:table-row>
        <table:table-row table:style-name="Tableau2.4">
          <table:table-cell table:style-name="Tableau2.A4" office:value-type="string">
            <text:p text:style-name="P37"/>
            <text:p text:style-name="P43">Ligne 62 et 63</text:p>
          </table:table-cell>
          <table:table-cell table:style-name="Tableau2.A4" office:value-type="string">
            <text:p text:style-name="P25"/>
            <text:p text:style-name="P42">Allitération en s</text:p>
          </table:table-cell>
          <table:table-cell table:style-name="Tableau2.C4" office:value-type="string">
            <text:p text:style-name="P28"/>
            <text:p text:style-name="P44">Suzanne critique Louis. De nouveau elle ne dit pas l’écriture. Champ du reproche.</text:p>
          </table:table-cell>
        </table:table-row>
        <table:table-row table:style-name="Tableau2.4">
          <table:table-cell table:style-name="Tableau2.A4" office:value-type="string">
            <text:p text:style-name="P37"/>
            <text:p text:style-name="P44">Ligne 64 à 67</text:p>
          </table:table-cell>
          <table:table-cell table:style-name="Tableau2.A4" office:value-type="string">
            <text:p text:style-name="P25"/>
            <text:p text:style-name="P44">Insistance sur la répétition de jamais. <text:span text:style-name="T71">Opposition du mais.</text:span></text:p>
            <text:p text:style-name="P46">Possibilité, don, qualité.</text:p>
            <text:p text:style-name="P46">Chiasme</text:p>
            <text:p text:style-name="P47">Didascalie interne (tu ris).</text:p>
            <text:p text:style-name="P25"/>
          </table:table-cell>
          <table:table-cell table:style-name="Tableau2.C4" office:value-type="string">
            <text:p text:style-name="P28"/>
            <text:p text:style-name="P45">Suzanne a une vraie douleur <text:span text:style-name="T72">contre Louis, exception introduit dans la capacité de Louis (la famille). </text:span><text:span text:style-name="T73">Elle cherche le mot adéquat, elle essaye de cerner l’enjeu de l’écriture.</text:span></text:p>
            <text:p text:style-name="P45"/>
          </table:table-cell>
        </table:table-row>
        <table:table-row table:style-name="Tableau2.4">
          <table:table-cell table:style-name="Tableau2.A4" office:value-type="string">
            <text:p text:style-name="P37"/>
            <text:p text:style-name="P48">Ligne 68</text:p>
          </table:table-cell>
          <table:table-cell table:style-name="Tableau2.A4" office:value-type="string">
            <text:p text:style-name="P25"/>
            <text:p text:style-name="P48">Sorte ironie (Louis riait peut <text:soft-page-break/>être), tiret</text:p>
          </table:table-cell>
          <table:table-cell table:style-name="Tableau2.C4" office:value-type="string">
            <text:p text:style-name="P28"/>
            <text:p text:style-name="P48">Suzanne renvoie son ironie et elle critique <text:soft-page-break/>Louis. </text:p>
          </table:table-cell>
        </table:table-row>
        <table:table-row table:style-name="Tableau2.4">
          <table:table-cell table:style-name="Tableau2.A4" office:value-type="string">
            <text:p text:style-name="P37"/>
            <text:p text:style-name="P48">Ligne 69, 70</text:p>
          </table:table-cell>
          <table:table-cell table:style-name="Tableau2.A4" office:value-type="string">
            <text:p text:style-name="P48"/>
            <text:p text:style-name="P48">2 prépositions (avec nous, pour nous)</text:p>
          </table:table-cell>
          <table:table-cell table:style-name="Tableau2.C4" office:value-type="string">
            <text:p text:style-name="P28"/>
            <text:p text:style-name="P48">Avec, représente un lien et pour nous montre une direction. Non seulement il appartient à sa famille mais le mec ne fait même pas un geste pour sa famille.</text:p>
          </table:table-cell>
        </table:table-row>
        <table:table-row table:style-name="Tableau2.4">
          <table:table-cell table:style-name="Tableau2.A4" office:value-type="string">
            <text:p text:style-name="P37"/>
            <text:p text:style-name="P49">Ligne 71, 72, 73</text:p>
          </table:table-cell>
          <table:table-cell table:style-name="Tableau2.A4" office:value-type="string">
            <text:p text:style-name="P48"/>
            <text:p text:style-name="P49">Négation</text:p>
            <text:p text:style-name="P49"/>
          </table:table-cell>
          <table:table-cell table:style-name="Tableau2.C4" office:value-type="string">
            <text:p text:style-name="P28"/>
            <text:p text:style-name="P49">Louis n’est pas pour sa famille, il est pour les autres. <text:span text:style-name="T74">Louis il appartient aux autres et non à sa famille. </text:span><text:span text:style-name="T75">Les qualités de Louis sont pour les autres.</text:span></text:p>
          </table:table-cell>
        </table:table-row>
      </table:table>
      <text:p text:style-name="P67"/>
      <text:p text:style-name="P67"/>
      <text:p text:style-name="P68">Conclusion : </text:p>
      <text:p text:style-name="P68"/>
      <text:p text:style-name="P68">Cette scène met en valeur le personnage de Suzanne, dont la position vis à vis de son frère est original : entre admiration et blâme. Elle nous en tout cas un portrait nuancé d’un personnage qui par sont départ cause un traumatisme sourd au sein de sa famille. <text:span text:style-name="T76">Dans la suite de la scène très longue, Suzanne fera son autoportrait et évoquera les autres membres de la famille finissant ainsi l’exposition de la pièce.</text:span></text:p>
      <text:p text:style-name="P68"/>
      <text:p text:style-name="P68"/>
      <text:p text:style-name="P68"/>
      <text:p text:style-name="P73"><text:span text:style-name="T1">La construction dramatique de Juste la Fin du monde </text:span>:</text:p>
      <text:p text:style-name="P69"/>
      <text:p text:style-name="P69"/>
      <text:p text:style-name="P69">Omniprésence de Louis dans la pièce. Les deux frères et sœurs ont la même présence dans la pièce. La mère et Catherine sont deux personnages effacés de la scène.</text:p>
      <text:p text:style-name="P69"/>
      <text:p text:style-name="P69"/>
      <text:p text:style-name="P74">Introduction :</text:p>
      <text:p text:style-name="P58"/>
      <text:p text:style-name="P70">Juste la Fin du monde est l’association d’élément contraire. Juste est un adverbe ayant pour fonction d’atténuer ou nuancer une chose. <text:span text:style-name="T77">Juste la Fin du monde est une période temporelle qui fait beaucoup fantasmait et songer. Évocation de la fin de la destinée et de l’apocalypse dans la Bible. Dans la Bible, l’apocalypse est une révélation fracassante. Il joue sur l’expression la Fin du monde avec les différentes définitions. Références perpétuels à la religion. Formule paradoxale Juste la Fin du monde avec une dimension ironique correspondant à la figure de pensée de Louis (entre triste et il se fout de la gueule des autres). </text:span><text:span text:style-name="T78">La Fin du monde fait aussi référence à la mort de Louis.</text:span><text:span text:style-name="T77"> </text:span><text:span text:style-name="T78">Il utilise l’écriture élyptique en enlevant le C’est.</text:span></text:p>
      <text:p text:style-name="P70"/>
      <text:p text:style-name="P70"/>
      <text:p text:style-name="P75"><text:span text:style-name="T82">A</text:span><text:span text:style-name="T79">. Les emprunts à la tradition</text:span></text:p>
      <text:p text:style-name="P75"/>
      <text:p text:style-name="P80"/>
      <text:p text:style-name="P71">Construction de Juste la Fin du Monde en 5 temps. Intellectuellement Lagarce est il est dans une structure dramatique. Prologue emprunté à l’Antiquité. L’Épilogue est un emprunté au 16<text:span text:style-name="T80">e</text:span> siècle avec la tradition théâtrale. L’unité d’action dans la pièce est le repas familiale un dimanche. <text:span text:style-name="T81">Présence d’un huit clos familial et un ancrage réaliste fort avec de nombreux détails. </text:span></text:p>
      <text:p text:style-name="P71"><text:soft-page-break/></text:p>
      <text:p text:style-name="P76">B. Les originalités et les inventions de Lagarce</text:p>
      <text:p text:style-name="P81"/>
      <text:p text:style-name="P81">Pas de marque de jugement dans une didascalie initiale (évidemment). <text:span text:style-name="T83">La temporalité flou <text:s/>signification l’année d’après. </text:span><text:span text:style-name="T84">L’intermède à intensifier l’idée de discontinuité alors qu’elle est censée donnée une léger-té à le pièce avec des scènes brèves et longues. Dans cette intermède il a une omniprésence de l’absence. L’épilogue est un symbole d’après la mort </text:span><text:span text:style-name="T85">(prosopopée). </text:span><text:span text:style-name="T86">L’action dans l’intrigue ne se passe rien. </text:span><text:span text:style-name="T87">L’objet de la pièce est la parole. </text:span><text:span text:style-name="T88">L’action de la pièce est de ne pas parler.</text:span></text:p>
      <text:p text:style-name="P81"/>
      <text:p text:style-name="P81"/>
      <text:p text:style-name="P77">C. Une esthétique originale et symbolique</text:p>
      <text:p text:style-name="P77"/>
      <text:p text:style-name="P82">Sa volonté affichée d’annoncer sa mort s’atténue peu à peu, représenté par la brièveté de la seconde partie. <text:span text:style-name="T89">Enchaînement des scènes avec des changements de scène où les personnages partent et reviennent. </text:span><text:span text:style-name="T90">Volonté d’effacer la ligniralité chronologique des choses et met à la place l’esthétique du collage. </text:span><text:span text:style-name="T91">Tout converge vers le départ de Louis écrasé par la parole familiale. </text:span><text:span text:style-name="T92">Cette parole coupée des autres, est une parole qui refuse des autres. </text:span><text:span text:style-name="T93">Sa parole il nous l’a réserve à nous. </text:span><text:span text:style-name="T94">La désunion est une façon de montrer que Louis ne réclame rien dans la famille. </text:span></text:p>
      <text:p text:style-name="P82"/>
      <text:p text:style-name="P82"/>
      <text:p text:style-name="P78">Conclusion :</text:p>
      <text:p text:style-name="P83"/>
      <text:p text:style-name="P83">C’est une pièce dont le registre est tragique puisque cela met en scène le drame d’une parole discordante. Encore plus tragique que le mythe de la tour de Babel.</text:p>
      <text:p text:style-name="P83"/>
      <text:p text:style-name="P89">Antoine </text:p>
      <text:p text:style-name="P84"/>
      <text:p text:style-name="P84">‘’<text:span text:style-name="T95">Elle veut avoir l’air,</text:span></text:p>
      <text:p text:style-name="P86">c’est parce que Louis est là <text:span text:style-name="T96">c’est parce que tu es là,</text:span></text:p>
      <text:p text:style-name="P87">tu es là et elle veut avoir l’air’’ (Scène 9 partie 1).</text:p>
      <text:p text:style-name="P87"/>
      <text:p text:style-name="P89">Catherine </text:p>
      <text:p text:style-name="P88"/>
      <text:p text:style-name="P88">‘’Moi, je ne compte pas et je ne rapporterai rie<text:span text:style-name="T97">n</text:span>,</text:p>
      <text:p text:style-name="P87">je suis ainsi </text:p>
      <text:p text:style-name="P87">ce n’est pas moi, rôle </text:p>
      <text:p text:style-name="P87">ou pas comme ça du moins je l’image’’ (Scène 6, première partie)</text:p>
      <text:p text:style-name="P83"/>
      <text:p text:style-name="P8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4T08:04:03.163000000</meta:creation-date>
    <meta:generator>LibreOffice/7.3.4.2$Windows_X86_64 LibreOffice_project/728fec16bd5f605073805c3c9e7c4212a0120dc5</meta:generator>
    <dc:date>2023-04-18T14:53:05.064000000</dc:date>
    <meta:editing-duration>PT7H54M3S</meta:editing-duration>
    <meta:editing-cycles>140</meta:editing-cycles>
    <meta:document-statistic meta:table-count="2" meta:image-count="0" meta:object-count="0" meta:page-count="7" meta:paragraph-count="144" meta:word-count="2293" meta:character-count="13597" meta:non-whitespace-character-count="11351"/>
  </office:meta>
</office:document-meta>
</file>